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48000001F67EC1BD299B70AB3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59cm" svg:stroke-color="#ffffff" draw:marker-start="Symmetric_20_Arrow" draw:marker-start-width="0.537cm" draw:marker-end="Symmetric_20_Arrow" draw:marker-end-width="0.537cm" draw:textarea-vertical-align="middle" fo:padding-top="0.203cm" fo:padding-bottom="0.203cm" fo:padding-left="0.328cm" fo:padding-right="0.32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color="#ffffff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57cm" svg:height="17.708cm" svg:x="0.012cm" svg:y="-0.004cm">
          <draw:image xlink:href="Pictures/1000020100000148000001F67EC1BD299B70AB3F.png" xlink:type="simple" xlink:show="embed" xlink:actuate="onLoad">
            <text:p/>
          </draw:image>
        </draw:frame>
        <draw:line draw:style-name="gr2" draw:text-style-name="P2" draw:layer="layout" svg:x1="2.194cm" svg:y1="1.986cm" svg:x2="9.814cm" svg:y2="2.113cm">
          <text:p text:style-name="P2"><text:span text:style-name="T1">50m</text:span></text:p>
          <text:p text:style-name="P2"><text:span text:style-name="T1"/></text:p>
        </draw:line>
        <draw:line draw:style-name="gr2" draw:text-style-name="P2" draw:layer="layout" svg:x1="10.014cm" svg:y1="15.702cm" svg:x2="9.89cm" svg:y2="2.778cm">
          <text:p text:style-name="P2"><text:span text:style-name="T1">100m</text:span></text:p>
          <text:p text:style-name="P2"><text:span text:style-name="T1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.582cm" fo:page-height="17.7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3T10:26:47.337122252</dc:date>
    <dc:creator>Keoma Brun</dc:creator>
    <meta:editing-duration>PT10M17S</meta:editing-duration>
    <meta:editing-cycles>2</meta:editing-cycles>
    <meta:generator>LibreOffice/5.1.6.2$Linux_X86_64 LibreOffice_project/10m0$Build-2</meta:generator>
    <meta:document-statistic meta:object-count="3"/>
  </office:meta>
</office:document-meta>
</file>